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SoundPlayer.messageLogg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SoundPlayer.buildFinished( Build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SoundPlayer.target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SoundPlayer.task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SoundPlayer.update( Lin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SoundPlayer.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SoundPlayer.playClip( Clip clip , int lo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SoundPlayer.play( Project project , File file , int loops , Long dur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ntSoundPlayer.addBuildFailedSound( File fileFail , int loopsFail , Long durationF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SoundPlayer.addBuildSuccessfulSound( File file , int loops , Long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SoundPlayer.playClip( Clip clip , long d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SoundPlayer.task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SoundPlayer.target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SoundPlayer.AntSoundPlay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